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PageStyle_5f_Court1">
      <style:table-properties table:display="true" style:writing-mode="lr-tb"/>
    </style:style>
    <style:style style:name="ta2" style:family="table" style:master-page-name="PageStyle_5f_Court2">
      <style:table-properties table:display="true" style:writing-mode="lr-tb"/>
    </style:style>
    <style:style style:name="ta3" style:family="table" style:master-page-name="PageStyle_5f_Court3">
      <style:table-properties table:display="true" style:writing-mode="lr-tb"/>
    </style:style>
    <style:style style:name="ta4" style:family="table" style:master-page-name="PageStyle_5f_Court4">
      <style:table-properties table:display="true" style:writing-mode="lr-tb"/>
    </style:style>
    <style:style style:name="ta5" style:family="table" style:master-page-name="PageStyle_5f_Court5">
      <style:table-properties table:display="true" style:writing-mode="lr-tb"/>
    </style:style>
    <style:style style:name="ta6" style:family="table" style:master-page-name="PageStyle_5f_Court6">
      <style:table-properties table:display="true" style:writing-mode="lr-tb"/>
    </style:style>
    <style:style style:name="ta7" style:family="table" style:master-page-name="PageStyle_5f_Court7">
      <style:table-properties table:display="true" style:writing-mode="lr-tb"/>
    </style:style>
    <style:style style:name="ta8" style:family="table" style:master-page-name="PageStyle_5f_Court8">
      <style:table-properties table:display="true" style:writing-mode="lr-tb"/>
    </style:style>
    <style:style style:name="ta9" style:family="table" style:master-page-name="PageStyle_5f_Court9">
      <style:table-properties table:display="true" style:writing-mode="lr-tb"/>
    </style:style>
    <style:style style:name="ta10" style:family="table" style:master-page-name="PageStyle_5f_Court10">
      <style:table-properties table:display="true" style:writing-mode="lr-tb"/>
    </style:style>
    <style:style style:name="ta11" style:family="table" style:master-page-name="PageStyle_5f_Court11">
      <style:table-properties table:display="true" style:writing-mode="lr-tb"/>
    </style:style>
    <style:style style:name="ta12" style:family="table" style:master-page-name="PageStyle_5f_Court12">
      <style:table-properties table:display="true" style:writing-mode="lr-tb"/>
    </style:style>
    <style:style style:name="ta13" style:family="table" style:master-page-name="PageStyle_5f_Court13">
      <style:table-properties table:display="true" style:writing-mode="lr-tb"/>
    </style:style>
    <style:style style:name="ta14" style:family="table" style:master-page-name="PageStyle_5f_Court14">
      <style:table-properties table:display="true" style:writing-mode="lr-tb"/>
    </style:style>
    <style:style style:name="ta15" style:family="table" style:master-page-name="PageStyle_5f_Court15">
      <style:table-properties table:display="true" style:writing-mode="lr-tb"/>
    </style:style>
    <style:style style:name="ta16" style:family="table" style:master-page-name="PageStyle_5f_Court16">
      <style:table-properties table:display="true" style:writing-mode="lr-tb"/>
    </style:style>
    <style:style style:name="ta17" style:family="table" style:master-page-name="PageStyle_5f_Court17">
      <style:table-properties table:display="true" style:writing-mode="lr-tb"/>
    </style:style>
    <style:style style:name="ta18" style:family="table" style:master-page-name="PageStyle_5f_Court18">
      <style:table-properties table:display="true" style:writing-mode="lr-tb"/>
    </style:style>
    <style:style style:name="ta19" style:family="table" style:master-page-name="PageStyle_5f_Court19">
      <style:table-properties table:display="true" style:writing-mode="lr-tb"/>
    </style:style>
    <style:style style:name="ta20" style:family="table" style:master-page-name="PageStyle_5f_Court20">
      <style:table-properties table:display="true" style:writing-mode="lr-tb"/>
    </style:style>
    <style:style style:name="ta21" style:family="table" style:master-page-name="PageStyle_5f_Court21">
      <style:table-properties table:display="true" style:writing-mode="lr-tb"/>
    </style:style>
    <style:style style:name="ta22" style:family="table" style:master-page-name="PageStyle_5f_Court22">
      <style:table-properties table:display="true" style:writing-mode="lr-tb"/>
    </style:style>
    <style:style style:name="ta23" style:family="table" style:master-page-name="PageStyle_5f_Court23">
      <style:table-properties table:display="true" style:writing-mode="lr-tb"/>
    </style:style>
    <style:style style:name="ta24" style:family="table" style:master-page-name="PageStyle_5f_Court24">
      <style:table-properties table:display="true" style:writing-mode="lr-tb"/>
    </style:style>
    <style:style style:name="ta25" style:family="table" style:master-page-name="PageStyle_5f_Court25">
      <style:table-properties table:display="true" style:writing-mode="lr-tb"/>
    </style:style>
    <style:style style:name="ta26" style:family="table" style:master-page-name="PageStyle_5f_Court26">
      <style:table-properties table:display="true" style:writing-mode="lr-tb"/>
    </style:style>
    <style:style style:name="ta27" style:family="table" style:master-page-name="PageStyle_5f_Court27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text-position="supe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style:text-position="super"/>
    </style:style>
  </office:automatic-styles>
  <office:body>
    <office:spreadsheet>
      <table:calculation-settings table:case-sensitive="false" table:use-regular-expressions="false"/>
      <table:table table:name="Court1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9.01660374" calcext:value-type="float">
            <text:p>39.01660374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27.05491321" calcext:value-type="float">
            <text:p>27.05491321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66.07151695" calcext:value-type="float">
            <text:p>66.07151695</text:p>
          </table:table-cell>
          <table:table-cell table:style-name="ce3"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6.19841704" calcext:value-type="float">
            <text:p>16.19841704</text:p>
          </table:table-cell>
          <table:table-cell/>
          <table:table-cell table:style-name="ce2" office:value-type="string" calcext:value-type="string">
            <text:p><text:span text:style-name="T2">2</text:span><text:span text:style-name="T3">nd</text:span><text:span text:style-name="T2"> +3</text:span><text:span text:style-name="T3">rd</text:span><text:span text:style-name="T2"> Value</text:span></text:p>
          </table:table-cell>
          <table:table-cell table:formula="of:=[.E3]+[.C4]" office:value-type="float" office:value="82.26993399" calcext:value-type="float">
            <text:p>82.26993399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3.19427294" calcext:value-type="float">
            <text:p>13.194272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1.79255323" calcext:value-type="float">
            <text:p>11.792553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57612591" calcext:value-type="float">
            <text:p>11.576125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10.59202086" calcext:value-type="float">
            <text:p>10.592020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9.6971765" calcext:value-type="float">
            <text:p>9.69717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8.60009365" calcext:value-type="float">
            <text:p>8.6000936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2">
          <table:table-cell/>
          <table:table-cell table:style-name="ce2" office:value-type="string" calcext:value-type="string">
            <text:p>SUM</text:p>
          </table:table-cell>
          <table:table-cell table:formula="of:=SUM([.C2:.C11])" office:value-type="float" office:value="147.72217708" calcext:value-type="float">
            <text:p>147.72217708</text:p>
          </table:table-cell>
          <table:table-cell/>
          <table:table-cell table:formula="of:=[.E3]/[.C12]" office:value-type="float" office:value="0.44726877342336" calcext:value-type="float">
            <text:p>0.4472687734</text:p>
          </table:table-cell>
          <table:table-cell table:formula="of:=[.F4]/[.C12]" office:value-type="float" office:value="0.556923378846807" calcext:value-type="float">
            <text:p>0.5569233788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" table:style-name="ta2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0.2346001" calcext:value-type="float">
            <text:p>40.23460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78507127" calcext:value-type="float">
            <text:p>21.78507127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62.01967137" calcext:value-type="float">
            <text:p>62.01967137</text:p>
          </table:table-cell>
          <table:table-cell/>
        </table:table-row>
        <table:table-row table:style-name="ro4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8.53861006" calcext:value-type="float">
            <text:p>18.53861006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80.55828143" calcext:value-type="float">
            <text:p>80.55828143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4.97813744" calcext:value-type="float">
            <text:p>14.978137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02781435" calcext:value-type="float">
            <text:p>13.027814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1.80246959" calcext:value-type="float">
            <text:p>11.802469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11.01275491" calcext:value-type="float">
            <text:p>11.012754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0.89896623" calcext:value-type="float">
            <text:p>10.898966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9.08143654" calcext:value-type="float">
            <text:p>9.08143654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1.35986049" calcext:value-type="float">
            <text:p>151.35986049</text:p>
          </table:table-cell>
          <table:table-cell/>
          <table:table-cell table:formula="of:=[.E3]/[.C12]" office:value-type="float" office:value="0.409749792112801" calcext:value-type="float">
            <text:p>0.4097497921</text:p>
          </table:table-cell>
          <table:table-cell table:formula="of:=[.F4]/[.C12]" office:value-type="float" office:value="0.532230151172228" calcext:value-type="float">
            <text:p>0.532230151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3" table:style-name="ta3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3.28996317" calcext:value-type="float">
            <text:p>23.2899631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2.79670935" calcext:value-type="float">
            <text:p>12.79670935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36.08667252" calcext:value-type="float">
            <text:p>36.08667252</text:p>
          </table:table-cell>
          <table:table-cell/>
        </table:table-row>
        <table:table-row table:style-name="ro4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6827833" calcext:value-type="float">
            <text:p>8.6827833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44.76945582" calcext:value-type="float">
            <text:p>44.76945582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64257223" calcext:value-type="float">
            <text:p>7.642572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98877237" calcext:value-type="float">
            <text:p>6.988772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6.44050493" calcext:value-type="float">
            <text:p>6.440504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11023674" calcext:value-type="float">
            <text:p>6.110236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5.34070911" calcext:value-type="float">
            <text:p>5.340709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3.9800753" calcext:value-type="float">
            <text:p>3.980075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81.2723265" calcext:value-type="float">
            <text:p>81.2723265</text:p>
          </table:table-cell>
          <table:table-cell/>
          <table:table-cell table:formula="of:=[.E3]/[.C12]" office:value-type="float" office:value="0.44402165010005" calcext:value-type="float">
            <text:p>0.4440216501</text:p>
          </table:table-cell>
          <table:table-cell table:formula="of:=[.F4]/[.C12]" office:value-type="float" office:value="0.550857318204125" calcext:value-type="float">
            <text:p>0.550857318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4" table:style-name="ta4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6.33054704" calcext:value-type="float">
            <text:p>26.3305470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86711084" calcext:value-type="float">
            <text:p>15.86711084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42.19765788" calcext:value-type="float">
            <text:p>42.19765788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47464772" calcext:value-type="float">
            <text:p>11.47464772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53.6723056" calcext:value-type="float">
            <text:p>53.6723056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7.85051061" calcext:value-type="float">
            <text:p>7.85051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40767442" calcext:value-type="float">
            <text:p>7.407674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48568907" calcext:value-type="float">
            <text:p>6.485689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7754742" calcext:value-type="float">
            <text:p>5.77547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01229355" calcext:value-type="float">
            <text:p>5.012293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4.14994423" calcext:value-type="float">
            <text:p>4.1499442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90.35389168" calcext:value-type="float">
            <text:p>90.35389168</text:p>
          </table:table-cell>
          <table:table-cell/>
          <table:table-cell table:formula="of:=[.E3]/[.C12]" office:value-type="float" office:value="0.467026456695949" calcext:value-type="float">
            <text:p>0.4670264567</text:p>
          </table:table-cell>
          <table:table-cell table:formula="of:=[.F4]/[.C12]" office:value-type="float" office:value="0.594023174896411" calcext:value-type="float">
            <text:p>0.5940231749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5" table:style-name="ta5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4.29353351" calcext:value-type="float">
            <text:p>14.2935335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32574858" calcext:value-type="float">
            <text:p>9.32574858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23.61928209" calcext:value-type="float">
            <text:p>23.61928209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5392535" calcext:value-type="float">
            <text:p>6.45392535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30.07320744" calcext:value-type="float">
            <text:p>30.07320744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89697323" calcext:value-type="float">
            <text:p>4.896973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84004213" calcext:value-type="float">
            <text:p>4.840042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9768381" calcext:value-type="float">
            <text:p>4.097683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46989097" calcext:value-type="float">
            <text:p>3.469890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97131926" calcext:value-type="float">
            <text:p>2.971319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0147753" calcext:value-type="float">
            <text:p>2.0014775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2.35059437" calcext:value-type="float">
            <text:p>52.35059437</text:p>
          </table:table-cell>
          <table:table-cell/>
          <table:table-cell table:formula="of:=[.E3]/[.C12]" office:value-type="float" office:value="0.451175051099998" calcext:value-type="float">
            <text:p>0.4511750511</text:p>
          </table:table-cell>
          <table:table-cell table:formula="of:=[.F4]/[.C12]" office:value-type="float" office:value="0.574457803238118" calcext:value-type="float">
            <text:p>0.574457803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6" table:style-name="ta6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9.22320708" calcext:value-type="float">
            <text:p>29.2232070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2.52663136" calcext:value-type="float">
            <text:p>22.52663136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51.74983844" calcext:value-type="float">
            <text:p>51.74983844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59948079" calcext:value-type="float">
            <text:p>13.59948079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65.34931923" calcext:value-type="float">
            <text:p>65.34931923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2340342" calcext:value-type="float">
            <text:p>10.23403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80675185" calcext:value-type="float">
            <text:p>8.806751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8799767" calcext:value-type="float">
            <text:p>7.87997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45751003" calcext:value-type="float">
            <text:p>7.45751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6.93709352" calcext:value-type="float">
            <text:p>6.937093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69939299" calcext:value-type="float">
            <text:p>5.6993929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12.36407852" calcext:value-type="float">
            <text:p>112.36407852</text:p>
          </table:table-cell>
          <table:table-cell/>
          <table:table-cell table:formula="of:=[.E3]/[.C12]" office:value-type="float" office:value="0.460555002289178" calcext:value-type="float">
            <text:p>0.4605550023</text:p>
          </table:table-cell>
          <table:table-cell table:formula="of:=[.F4]/[.C12]" office:value-type="float" office:value="0.58158550393281" calcext:value-type="float">
            <text:p>0.5815855039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7" table:style-name="ta7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4.15239301" calcext:value-type="float">
            <text:p>44.152393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31.13884672" calcext:value-type="float">
            <text:p>31.1388467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75.29123973" calcext:value-type="float">
            <text:p>75.29123973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05121545" calcext:value-type="float">
            <text:p>15.05121545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90.34245518" calcext:value-type="float">
            <text:p>90.34245518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56818766" calcext:value-type="float">
            <text:p>13.568187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26824471" calcext:value-type="float">
            <text:p>13.268244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2.13398951" calcext:value-type="float">
            <text:p>12.133989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27117667" calcext:value-type="float">
            <text:p>11.271176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0.26418519" calcext:value-type="float">
            <text:p>10.264185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8.28436319" calcext:value-type="float">
            <text:p>8.2843631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9.13260211" calcext:value-type="float">
            <text:p>159.13260211</text:p>
          </table:table-cell>
          <table:table-cell/>
          <table:table-cell table:formula="of:=[.E3]/[.C12]" office:value-type="float" office:value="0.473135226419255" calcext:value-type="float">
            <text:p>0.4731352264</text:p>
          </table:table-cell>
          <table:table-cell table:formula="of:=[.F4]/[.C12]" office:value-type="float" office:value="0.567718079024127" calcext:value-type="float">
            <text:p>0.567718079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8" table:style-name="ta8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77855398" calcext:value-type="float">
            <text:p>15.7785539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24009289" calcext:value-type="float">
            <text:p>9.24009289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25.01864687" calcext:value-type="float">
            <text:p>25.01864687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9487477" calcext:value-type="float">
            <text:p>5.9487477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30.96739457" calcext:value-type="float">
            <text:p>30.96739457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45429892" calcext:value-type="float">
            <text:p>5.454298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.87753601" calcext:value-type="float">
            <text:p>3.877536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.53278108" calcext:value-type="float">
            <text:p>3.532781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.00874256" calcext:value-type="float">
            <text:p>3.008742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2.83991873" calcext:value-type="float">
            <text:p>2.839918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0.94204257" calcext:value-type="float">
            <text:p>0.94204257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0.62271444" calcext:value-type="float">
            <text:p>50.62271444</text:p>
          </table:table-cell>
          <table:table-cell/>
          <table:table-cell table:formula="of:=[.E3]/[.C12]" office:value-type="float" office:value="0.494217806112572" calcext:value-type="float">
            <text:p>0.4942178061</text:p>
          </table:table-cell>
          <table:table-cell table:formula="of:=[.F4]/[.C12]" office:value-type="float" office:value="0.611729238792672" calcext:value-type="float">
            <text:p>0.6117292388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9" table:style-name="ta9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8.91845781" calcext:value-type="float">
            <text:p>48.9184578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4.62602486" calcext:value-type="float">
            <text:p>24.62602486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73.54448267" calcext:value-type="float">
            <text:p>73.54448267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23820675" calcext:value-type="float">
            <text:p>15.23820675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88.78268942" calcext:value-type="float">
            <text:p>88.78268942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48739997" calcext:value-type="float">
            <text:p>13.487399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16126312" calcext:value-type="float">
            <text:p>13.161263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1.99748065" calcext:value-type="float">
            <text:p>11.997480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1.80075325" calcext:value-type="float">
            <text:p>11.800753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9.3021251" calcext:value-type="float">
            <text:p>9.30212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6.28369191" calcext:value-type="float">
            <text:p>6.2836919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4.81540342" calcext:value-type="float">
            <text:p>154.81540342</text:p>
          </table:table-cell>
          <table:table-cell/>
          <table:table-cell table:formula="of:=[.E3]/[.C12]" office:value-type="float" office:value="0.475046287677723" calcext:value-type="float">
            <text:p>0.4750462877</text:p>
          </table:table-cell>
          <table:table-cell table:formula="of:=[.F4]/[.C12]" office:value-type="float" office:value="0.573474521647828" calcext:value-type="float">
            <text:p>0.5734745216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0" table:style-name="ta10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6.31803684" calcext:value-type="float">
            <text:p>36.3180368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10114122" calcext:value-type="float">
            <text:p>21.1011412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57.41917806" calcext:value-type="float">
            <text:p>57.41917806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4.1291553" calcext:value-type="float">
            <text:p>14.1291553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71.54833336" calcext:value-type="float">
            <text:p>71.54833336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78174338" calcext:value-type="float">
            <text:p>11.781743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0.38185381" calcext:value-type="float">
            <text:p>10.381853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04658976" calcext:value-type="float">
            <text:p>9.046589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51642242" calcext:value-type="float">
            <text:p>8.51642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09829307" calcext:value-type="float">
            <text:p>8.098293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5.154033" calcext:value-type="float">
            <text:p>5.15403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24.5272688" calcext:value-type="float">
            <text:p>124.5272688</text:p>
          </table:table-cell>
          <table:table-cell/>
          <table:table-cell table:formula="of:=[.E3]/[.C12]" office:value-type="float" office:value="0.461097224835304" calcext:value-type="float">
            <text:p>0.4610972248</text:p>
          </table:table-cell>
          <table:table-cell table:formula="of:=[.F4]/[.C12]" office:value-type="float" office:value="0.574559564740088" calcext:value-type="float">
            <text:p>0.574559564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1" table:style-name="ta1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8.91347055" calcext:value-type="float">
            <text:p>38.9134705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8.7834299" calcext:value-type="float">
            <text:p>18.7834299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57.69690045" calcext:value-type="float">
            <text:p>57.69690045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36036668" calcext:value-type="float">
            <text:p>15.36036668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73.05726713" calcext:value-type="float">
            <text:p>73.05726713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3.35898503" calcext:value-type="float">
            <text:p>13.358985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26787116" calcext:value-type="float">
            <text:p>11.267871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0.40341226" calcext:value-type="float">
            <text:p>10.40341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71939873" calcext:value-type="float">
            <text:p>9.719398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7.96753358" calcext:value-type="float">
            <text:p>7.967533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5.69008044" calcext:value-type="float">
            <text:p>5.69008044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31.46454833" calcext:value-type="float">
            <text:p>131.46454833</text:p>
          </table:table-cell>
          <table:table-cell/>
          <table:table-cell table:formula="of:=[.E3]/[.C12]" office:value-type="float" office:value="0.438878018316925" calcext:value-type="float">
            <text:p>0.4388780183</text:p>
          </table:table-cell>
          <table:table-cell table:formula="of:=[.F4]/[.C12]" office:value-type="float" office:value="0.555718389923745" calcext:value-type="float">
            <text:p>0.5557183899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2" table:style-name="ta12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79912191" calcext:value-type="float">
            <text:p>19.7991219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77842022" calcext:value-type="float">
            <text:p>10.7784202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30.57754213" calcext:value-type="float">
            <text:p>30.57754213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89430748" calcext:value-type="float">
            <text:p>8.89430748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39.47184961" calcext:value-type="float">
            <text:p>39.47184961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70695655" calcext:value-type="float">
            <text:p>6.706956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93546916" calcext:value-type="float">
            <text:p>5.935469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84421322" calcext:value-type="float">
            <text:p>4.844213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29595396" calcext:value-type="float">
            <text:p>4.295953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6847037" calcext:value-type="float">
            <text:p>3.6847037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64.9391462" calcext:value-type="float">
            <text:p>64.9391462</text:p>
          </table:table-cell>
          <table:table-cell/>
          <table:table-cell table:formula="of:=[.E3]/[.C12]" office:value-type="float" office:value="0.470864554267885" calcext:value-type="float">
            <text:p>0.4708645543</text:p>
          </table:table-cell>
          <table:table-cell table:formula="of:=[.F4]/[.C12]" office:value-type="float" office:value="0.607828281086948" calcext:value-type="float">
            <text:p>0.6078282811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3" table:style-name="ta13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8.83960381" calcext:value-type="float">
            <text:p>28.8396038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35918982" calcext:value-type="float">
            <text:p>17.3591898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46.19879363" calcext:value-type="float">
            <text:p>46.19879363</text:p>
          </table:table-cell>
          <table:table-cell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22931869" calcext:value-type="float">
            <text:p>11.22931869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57.42811232" calcext:value-type="float">
            <text:p>57.42811232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9.79821456" calcext:value-type="float">
            <text:p>9.798214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6989556" calcext:value-type="float">
            <text:p>8.69895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09890769" calcext:value-type="float">
            <text:p>8.098907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64222995" calcext:value-type="float">
            <text:p>7.642229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00868959" calcext:value-type="float">
            <text:p>6.008689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4.90520237" calcext:value-type="float">
            <text:p>4.90520237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02.58031208" calcext:value-type="float">
            <text:p>102.58031208</text:p>
          </table:table-cell>
          <table:table-cell/>
          <table:table-cell table:formula="of:=[.E3]/[.C12]" office:value-type="float" office:value="0.450367060630218" calcext:value-type="float">
            <text:p>0.4503670606</text:p>
          </table:table-cell>
          <table:table-cell table:formula="of:=[.F4]/[.C12]" office:value-type="float" office:value="0.559835617142724" calcext:value-type="float">
            <text:p>0.5598356171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4" table:style-name="ta14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3.64323301" calcext:value-type="float">
            <text:p>53.643233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36.57168562" calcext:value-type="float">
            <text:p>36.5716856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90.21491863" calcext:value-type="float">
            <text:p>90.21491863</text:p>
          </table:table-cell>
          <table:table-cell/>
        </table:table-row>
        <table:table-row table:style-name="ro4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8.51780063" calcext:value-type="float">
            <text:p>18.51780063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108.73271926" calcext:value-type="float">
            <text:p>108.73271926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6.51581705" calcext:value-type="float">
            <text:p>16.515817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46646954" calcext:value-type="float">
            <text:p>14.466469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4.24820793" calcext:value-type="float">
            <text:p>14.248207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19391421" calcext:value-type="float">
            <text:p>13.193914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0.79576262" calcext:value-type="float">
            <text:p>10.795762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0.40750577" calcext:value-type="float">
            <text:p>10.40750577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88.36039638" calcext:value-type="float">
            <text:p>188.36039638</text:p>
          </table:table-cell>
          <table:table-cell/>
          <table:table-cell table:formula="of:=[.E3]/[.C12]" office:value-type="float" office:value="0.478948443323508" calcext:value-type="float">
            <text:p>0.4789484433</text:p>
          </table:table-cell>
          <table:table-cell table:formula="of:=[.F4]/[.C12]" office:value-type="float" office:value="0.577258921459486" calcext:value-type="float">
            <text:p>0.577258921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5" table:style-name="ta15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63.24148528" calcext:value-type="float">
            <text:p>63.2414852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0.17398948" calcext:value-type="float">
            <text:p>40.17398948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103.41547476" calcext:value-type="float">
            <text:p>103.41547476</text:p>
          </table:table-cell>
          <table:table-cell/>
        </table:table-row>
        <table:table-row table:style-name="ro4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4.38051282" calcext:value-type="float">
            <text:p>24.38051282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127.79598758" calcext:value-type="float">
            <text:p>127.79598758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1.53400848" calcext:value-type="float">
            <text:p>21.534008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25541516" calcext:value-type="float">
            <text:p>19.255415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50970469" calcext:value-type="float">
            <text:p>18.509704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7.47837656" calcext:value-type="float">
            <text:p>17.478376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4.46408224" calcext:value-type="float">
            <text:p>14.46408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88943565" calcext:value-type="float">
            <text:p>11.8894356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30.92701036" calcext:value-type="float">
            <text:p>230.92701036</text:p>
          </table:table-cell>
          <table:table-cell/>
          <table:table-cell table:formula="of:=[.E3]/[.C12]" office:value-type="float" office:value="0.447827539094635" calcext:value-type="float">
            <text:p>0.4478275391</text:p>
          </table:table-cell>
          <table:table-cell table:formula="of:=[.F4]/[.C12]" office:value-type="float" office:value="0.553404243967713" calcext:value-type="float">
            <text:p>0.553404244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6" table:style-name="ta16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60.69975208" calcext:value-type="float">
            <text:p>60.6997520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9.53972152" calcext:value-type="float">
            <text:p>39.53972152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100.2394736" calcext:value-type="float">
            <text:p>100.2394736</text:p>
          </table:table-cell>
          <table:table-cell/>
        </table:table-row>
        <table:table-row table:style-name="ro4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2.00730601" calcext:value-type="float">
            <text:p>22.00730601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122.24677961" calcext:value-type="float">
            <text:p>122.24677961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8.18197064" calcext:value-type="float">
            <text:p>18.181970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7.6779289" calcext:value-type="float">
            <text:p>17.67792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6.43858369" calcext:value-type="float">
            <text:p>16.438583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3.19191775" calcext:value-type="float">
            <text:p>13.191917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05072911" calcext:value-type="float">
            <text:p>13.050729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1.40879122" calcext:value-type="float">
            <text:p>11.40879122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12.19670092" calcext:value-type="float">
            <text:p>212.19670092</text:p>
          </table:table-cell>
          <table:table-cell/>
          <table:table-cell table:formula="of:=[.E3]/[.C12]" office:value-type="float" office:value="0.472389406458261" calcext:value-type="float">
            <text:p>0.4723894065</text:p>
          </table:table-cell>
          <table:table-cell table:formula="of:=[.F4]/[.C12]" office:value-type="float" office:value="0.57610122626783" calcext:value-type="float">
            <text:p>0.5761012263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7" table:style-name="ta17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5.9563341" calcext:value-type="float">
            <text:p>25.956334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1.4002029" calcext:value-type="float">
            <text:p>21.4002029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47.356537" calcext:value-type="float">
            <text:p>47.356537</text:p>
          </table:table-cell>
          <table:table-cell/>
        </table:table-row>
        <table:table-row table:style-name="ro4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23069265" calcext:value-type="float">
            <text:p>10.23069265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57.58722965" calcext:value-type="float">
            <text:p>57.58722965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01065404" calcext:value-type="float">
            <text:p>9.010654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73318406" calcext:value-type="float">
            <text:p>8.733184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65885005" calcext:value-type="float">
            <text:p>7.65885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0577875" calcext:value-type="float">
            <text:p>7.05778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55854383" calcext:value-type="float">
            <text:p>5.558543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57838174" calcext:value-type="float">
            <text:p>3.57838174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99.18463087" calcext:value-type="float">
            <text:p>99.18463087</text:p>
          </table:table-cell>
          <table:table-cell/>
          <table:table-cell table:formula="of:=[.E3]/[.C12]" office:value-type="float" office:value="0.477458418553471" calcext:value-type="float">
            <text:p>0.4774584186</text:p>
          </table:table-cell>
          <table:table-cell table:formula="of:=[.F4]/[.C12]" office:value-type="float" office:value="0.580606381703218" calcext:value-type="float">
            <text:p>0.580606381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8" table:style-name="ta18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1.52323486" calcext:value-type="float">
            <text:p>41.5232348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1.21969397" calcext:value-type="float">
            <text:p>31.21969397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72.74292883" calcext:value-type="float">
            <text:p>72.74292883</text:p>
          </table:table-cell>
          <table:table-cell/>
        </table:table-row>
        <table:table-row table:style-name="ro4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73394981" calcext:value-type="float">
            <text:p>14.73394981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87.47687864" calcext:value-type="float">
            <text:p>87.47687864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09573939" calcext:value-type="float">
            <text:p>13.095739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94619517" calcext:value-type="float">
            <text:p>11.946195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90571538" calcext:value-type="float">
            <text:p>10.905715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0.05183168" calcext:value-type="float">
            <text:p>10.051831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61364555" calcext:value-type="float">
            <text:p>8.613645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4826501" calcext:value-type="float">
            <text:p>5.4482650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47.53827082" calcext:value-type="float">
            <text:p>147.53827082</text:p>
          </table:table-cell>
          <table:table-cell/>
          <table:table-cell table:formula="of:=[.E3]/[.C12]" office:value-type="float" office:value="0.493044471957707" calcext:value-type="float">
            <text:p>0.493044472</text:p>
          </table:table-cell>
          <table:table-cell table:formula="of:=[.F4]/[.C12]" office:value-type="float" office:value="0.592909745748097" calcext:value-type="float">
            <text:p>0.592909745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19" table:style-name="ta19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82768009" calcext:value-type="float">
            <text:p>23.8276800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5.92069786" calcext:value-type="float">
            <text:p>15.92069786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39.74837795" calcext:value-type="float">
            <text:p>39.74837795</text:p>
          </table:table-cell>
          <table:table-cell/>
        </table:table-row>
        <table:table-row table:style-name="ro4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02182405" calcext:value-type="float">
            <text:p>8.02182405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47.770202" calcext:value-type="float">
            <text:p>47.770202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31287388" calcext:value-type="float">
            <text:p>7.312873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1371539" calcext:value-type="float">
            <text:p>6.713715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26826241" calcext:value-type="float">
            <text:p>5.268262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01325816" calcext:value-type="float">
            <text:p>5.013258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61360092" calcext:value-type="float">
            <text:p>4.613600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241903" calcext:value-type="float">
            <text:p>4.324190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81.01610306" calcext:value-type="float">
            <text:p>81.01610306</text:p>
          </table:table-cell>
          <table:table-cell/>
          <table:table-cell table:formula="of:=[.E3]/[.C12]" office:value-type="float" office:value="0.490623177969479" calcext:value-type="float">
            <text:p>0.490623178</text:p>
          </table:table-cell>
          <table:table-cell table:formula="of:=[.F4]/[.C12]" office:value-type="float" office:value="0.589638358248628" calcext:value-type="float">
            <text:p>0.589638358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0" table:style-name="ta20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4.05902283" calcext:value-type="float">
            <text:p>34.0590228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77556453" calcext:value-type="float">
            <text:p>18.77556453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52.83458736" calcext:value-type="float">
            <text:p>52.83458736</text:p>
          </table:table-cell>
          <table:table-cell/>
        </table:table-row>
        <table:table-row table:style-name="ro4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27081537" calcext:value-type="float">
            <text:p>11.27081537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64.10540273" calcext:value-type="float">
            <text:p>64.10540273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9.89680504" calcext:value-type="float">
            <text:p>9.896805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9.6162139" calcext:value-type="float">
            <text:p>9.61621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2375485" calcext:value-type="float">
            <text:p>8.23754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8.15352422" calcext:value-type="float">
            <text:p>8.153524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6.93518413" calcext:value-type="float">
            <text:p>6.935184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6.52515135" calcext:value-type="float">
            <text:p>6.5251513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13.46982987" calcext:value-type="float">
            <text:p>113.46982987</text:p>
          </table:table-cell>
          <table:table-cell/>
          <table:table-cell table:formula="of:=[.E3]/[.C12]" office:value-type="float" office:value="0.465626743430668" calcext:value-type="float">
            <text:p>0.4656267434</text:p>
          </table:table-cell>
          <table:table-cell table:formula="of:=[.F4]/[.C12]" office:value-type="float" office:value="0.564955484673276" calcext:value-type="float">
            <text:p>0.564955484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1" table:style-name="ta2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21.62507779" calcext:value-type="float">
            <text:p>21.6250777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2.85364259" calcext:value-type="float">
            <text:p>12.85364259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34.47872038" calcext:value-type="float">
            <text:p>34.47872038</text:p>
          </table:table-cell>
          <table:table-cell/>
        </table:table-row>
        <table:table-row table:style-name="ro4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701767" calcext:value-type="float">
            <text:p>6.7701767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41.24889708" calcext:value-type="float">
            <text:p>41.24889708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7908732" calcext:value-type="float">
            <text:p>6.079087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2900245" calcext:value-type="float">
            <text:p>5.629002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3170607" calcext:value-type="float">
            <text:p>5.431706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3471185" calcext:value-type="float">
            <text:p>4.334711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13770548" calcext:value-type="float">
            <text:p>4.137705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64003495" calcext:value-type="float">
            <text:p>3.6400349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70.5011452" calcext:value-type="float">
            <text:p>70.5011452</text:p>
          </table:table-cell>
          <table:table-cell/>
          <table:table-cell table:formula="of:=[.E3]/[.C12]" office:value-type="float" office:value="0.489051919400594" calcext:value-type="float">
            <text:p>0.4890519194</text:p>
          </table:table-cell>
          <table:table-cell table:formula="of:=[.F4]/[.C12]" office:value-type="float" office:value="0.585081234680426" calcext:value-type="float">
            <text:p>0.585081234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2" table:style-name="ta22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8.72706372" calcext:value-type="float">
            <text:p>68.7270637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2.93239566" calcext:value-type="float">
            <text:p>42.93239566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111.65945938" calcext:value-type="float">
            <text:p>111.65945938</text:p>
          </table:table-cell>
          <table:table-cell/>
        </table:table-row>
        <table:table-row table:style-name="ro4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21.18256598" calcext:value-type="float">
            <text:p>21.18256598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132.84202536" calcext:value-type="float">
            <text:p>132.84202536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8.45394886" calcext:value-type="float">
            <text:p>18.453948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7.23337826" calcext:value-type="float">
            <text:p>17.233378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15.7539483" calcext:value-type="float">
            <text:p>15.75394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4.27761273" calcext:value-type="float">
            <text:p>14.277612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3.07117507" calcext:value-type="float">
            <text:p>13.071175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1.36964069" calcext:value-type="float">
            <text:p>11.3696406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23.00172927" calcext:value-type="float">
            <text:p>223.00172927</text:p>
          </table:table-cell>
          <table:table-cell/>
          <table:table-cell table:formula="of:=[.E3]/[.C12]" office:value-type="float" office:value="0.500711181682398" calcext:value-type="float">
            <text:p>0.5007111817</text:p>
          </table:table-cell>
          <table:table-cell table:formula="of:=[.F4]/[.C12]" office:value-type="float" office:value="0.595699530200329" calcext:value-type="float">
            <text:p>0.595699530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3" table:style-name="ta23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76942168" calcext:value-type="float">
            <text:p>12.7694216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2046198" calcext:value-type="float">
            <text:p>4.82046198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17.58988366" calcext:value-type="float">
            <text:p>17.58988366</text:p>
          </table:table-cell>
          <table:table-cell/>
        </table:table-row>
        <table:table-row table:style-name="ro4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26368296" calcext:value-type="float">
            <text:p>3.26368296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20.85356662" calcext:value-type="float">
            <text:p>20.85356662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6331656" calcext:value-type="float">
            <text:p>3.063316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2.1527476" calcext:value-type="float">
            <text:p>2.15274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.43551549" calcext:value-type="float">
            <text:p>1.435515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.12102197" calcext:value-type="float">
            <text:p>1.121021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0.67681901" calcext:value-type="float">
            <text:p>0.676819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0.50958841" calcext:value-type="float">
            <text:p>0.5095884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9.81257566" calcext:value-type="float">
            <text:p>29.81257566</text:p>
          </table:table-cell>
          <table:table-cell/>
          <table:table-cell table:formula="of:=[.E3]/[.C12]" office:value-type="float" office:value="0.590015564592784" calcext:value-type="float">
            <text:p>0.5900155646</text:p>
          </table:table-cell>
          <table:table-cell table:formula="of:=[.F4]/[.C12]" office:value-type="float" office:value="0.699488929028684" calcext:value-type="float">
            <text:p>0.699488929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4" table:style-name="ta24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35.21764437" calcext:value-type="float">
            <text:p>35.2176443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6.11103793" calcext:value-type="float">
            <text:p>26.11103793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61.3286823" calcext:value-type="float">
            <text:p>61.3286823</text:p>
          </table:table-cell>
          <table:table-cell/>
        </table:table-row>
        <table:table-row table:style-name="ro4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2.4369054" calcext:value-type="float">
            <text:p>12.4369054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73.7655877" calcext:value-type="float">
            <text:p>73.7655877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9.66847861" calcext:value-type="float">
            <text:p>9.668478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9.45331811" calcext:value-type="float">
            <text:p>9.453318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9.05545846" calcext:value-type="float">
            <text:p>9.055458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8.43379151" calcext:value-type="float">
            <text:p>8.433791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7.67946413" calcext:value-type="float">
            <text:p>7.679464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6.26941536" calcext:value-type="float">
            <text:p>6.2694153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24.32551388" calcext:value-type="float">
            <text:p>124.32551388</text:p>
          </table:table-cell>
          <table:table-cell/>
          <table:table-cell table:formula="of:=[.E3]/[.C12]" office:value-type="float" office:value="0.493291202956096" calcext:value-type="float">
            <text:p>0.493291203</text:p>
          </table:table-cell>
          <table:table-cell table:formula="of:=[.F4]/[.C12]" office:value-type="float" office:value="0.593326224021878" calcext:value-type="float">
            <text:p>0.593326224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5" table:style-name="ta25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2601649" calcext:value-type="float">
            <text:p>18.260164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16040789" calcext:value-type="float">
            <text:p>10.16040789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28.42057279" calcext:value-type="float">
            <text:p>28.42057279</text:p>
          </table:table-cell>
          <table:table-cell/>
        </table:table-row>
        <table:table-row table:style-name="ro4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0704011" calcext:value-type="float">
            <text:p>5.70704011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34.1276129" calcext:value-type="float">
            <text:p>34.1276129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7184841" calcext:value-type="float">
            <text:p>5.371848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50726348" calcext:value-type="float">
            <text:p>4.507263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06235896" calcext:value-type="float">
            <text:p>4.062358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51156432" calcext:value-type="float">
            <text:p>3.511564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00000184" calcext:value-type="float">
            <text:p>3.000001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39919729" calcext:value-type="float">
            <text:p>2.3991972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6.9798472" calcext:value-type="float">
            <text:p>56.9798472</text:p>
          </table:table-cell>
          <table:table-cell/>
          <table:table-cell table:formula="of:=[.E3]/[.C12]" office:value-type="float" office:value="0.498782888803535" calcext:value-type="float">
            <text:p>0.4987828888</text:p>
          </table:table-cell>
          <table:table-cell table:formula="of:=[.F4]/[.C12]" office:value-type="float" office:value="0.598941811483131" calcext:value-type="float">
            <text:p>0.598941811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6" table:style-name="ta26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9.62890221" calcext:value-type="float">
            <text:p>9.6289022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5946994" calcext:value-type="float">
            <text:p>7.5946994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17.22360161" calcext:value-type="float">
            <text:p>17.22360161</text:p>
          </table:table-cell>
          <table:table-cell/>
        </table:table-row>
        <table:table-row table:style-name="ro4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39949821" calcext:value-type="float">
            <text:p>4.39949821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21.62309982" calcext:value-type="float">
            <text:p>21.62309982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98194031" calcext:value-type="float">
            <text:p>3.981940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2.8096226" calcext:value-type="float">
            <text:p>2.8096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54624643" calcext:value-type="float">
            <text:p>2.546246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00095826" calcext:value-type="float">
            <text:p>2.000958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.56509002" calcext:value-type="float">
            <text:p>1.56509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1.25006373" calcext:value-type="float">
            <text:p>1.25006373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35.77702117" calcext:value-type="float">
            <text:p>35.77702117</text:p>
          </table:table-cell>
          <table:table-cell/>
          <table:table-cell table:formula="of:=[.E3]/[.C12]" office:value-type="float" office:value="0.481415194634551" calcext:value-type="float">
            <text:p>0.4814151946</text:p>
          </table:table-cell>
          <table:table-cell table:formula="of:=[.F4]/[.C12]" office:value-type="float" office:value="0.604385136405139" calcext:value-type="float">
            <text:p>0.6043851364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urt27" table:style-name="ta27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8.50763148" calcext:value-type="float">
            <text:p>28.50763148</text:p>
          </table:table-cell>
          <table:table-cell table:style-name="ce2" office:value-type="string" calcext:value-type="string">
            <text:p>1<text:span text:style-name="T1">st</text:span>+2<text:span text:style-name="T1">nd</text:span> Value</text:p>
          </table:table-cell>
          <table:table-cell table:formula="of:=SUM([.C2]+[.C3])" office:value-type="float" office:value="75.74879085" calcext:value-type="float">
            <text:p>75.74879085</text:p>
          </table:table-cell>
          <table:table-cell/>
        </table:table-row>
        <table:table-row table:style-name="ro4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4.06833614" calcext:value-type="float">
            <text:p>14.06833614</text:p>
          </table:table-cell>
          <table:table-cell/>
          <table:table-cell office:value-type="string" calcext:value-type="string">
            <text:p><text:span text:style-name="T4">2</text:span><text:span text:style-name="T5">nd</text:span><text:span text:style-name="T4"> +3</text:span><text:span text:style-name="T5">rd</text:span><text:span text:style-name="T4"> Value</text:span></text:p>
          </table:table-cell>
          <table:table-cell table:formula="of:=[.E3]+[.C4]" office:value-type="float" office:value="89.81712699" calcext:value-type="float">
            <text:p>89.81712699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2.03401999" calcext:value-type="float">
            <text:p>12.034019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1.28701839" calcext:value-type="float">
            <text:p>11.287018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0.52572159" calcext:value-type="float">
            <text:p>10.525721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0.07075985" calcext:value-type="float">
            <text:p>10.070759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9.05701578" calcext:value-type="float">
            <text:p>9.057015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8.19846037" calcext:value-type="float">
            <text:p>8.19846037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0.99012296" calcext:value-type="float">
            <text:p>150.99012296</text:p>
          </table:table-cell>
          <table:table-cell/>
          <table:table-cell table:formula="of:=[.E3]/[.C12]" office:value-type="float" office:value="0.501680436872465" calcext:value-type="float">
            <text:p>0.5016804369</text:p>
          </table:table-cell>
          <table:table-cell table:formula="of:=[.F4]/[.C12]" office:value-type="float" office:value="0.594854320463029" calcext:value-type="float">
            <text:p>0.59485432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t1" style:display-name="PageStyle_Cour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" style:display-name="PageStyle_Court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3" style:display-name="PageStyle_Court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4" style:display-name="PageStyle_Court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5" style:display-name="PageStyle_Court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6" style:display-name="PageStyle_Court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7" style:display-name="PageStyle_Court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8" style:display-name="PageStyle_Court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9" style:display-name="PageStyle_Court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0" style:display-name="PageStyle_Court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1" style:display-name="PageStyle_Court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2" style:display-name="PageStyle_Court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3" style:display-name="PageStyle_Court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4" style:display-name="PageStyle_Court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5" style:display-name="PageStyle_Court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6" style:display-name="PageStyle_Court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7" style:display-name="PageStyle_Court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8" style:display-name="PageStyle_Court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9" style:display-name="PageStyle_Court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0" style:display-name="PageStyle_Court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1" style:display-name="PageStyle_Court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2" style:display-name="PageStyle_Court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3" style:display-name="PageStyle_Court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4" style:display-name="PageStyle_Court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5" style:display-name="PageStyle_Court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6" style:display-name="PageStyle_Court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7" style:display-name="PageStyle_Court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7:33:05.686644005</dc:date>
    <meta:editing-duration>PT20M19S</meta:editing-duration>
    <meta:editing-cycles>12</meta:editing-cycles>
    <meta:generator>LibreOffice/5.1.6.2$Linux_X86_64 LibreOffice_project/10m0$Build-2</meta:generator>
    <meta:document-statistic meta:table-count="27" meta:cell-count="756" meta:object-count="0"/>
  </office:meta>
</office:document-meta>
</file>